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2"/>
    <style:style style:name="ce3" style:family="table-cell" style:parent-style-name="Default" style:data-style-name="N121"/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Standard deviation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2105236" calcext:value-type="float">
            <text:p>2.105236E-005</text:p>
          </table:table-cell>
          <table:table-cell office:value-type="float" office:value="0.00001909078" calcext:value-type="float">
            <text:p>1.909078E-00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4124641" calcext:value-type="float">
            <text:p>4.124641E-005</text:p>
          </table:table-cell>
          <table:table-cell office:value-type="float" office:value="0.00003688421" calcext:value-type="float">
            <text:p>3.688421E-005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0.00008363392" calcext:value-type="float">
            <text:p>8.363392E-005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3" office:value-type="float" office:value="0.0003697872" calcext:value-type="float">
            <text:p>3.69787E-04</text:p>
          </table:table-cell>
          <table:table-cell table:style-name="ce3" office:value-type="float" office:value="0.00002113389" calcext:value-type="float">
            <text:p>2.11339E-0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2616882" calcext:value-type="float">
            <text:p>0.0002616882</text:p>
          </table:table-cell>
          <table:table-cell office:value-type="float" office:value="0.0001021253" calcext:value-type="float">
            <text:p>0.0001021253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3" office:value-type="float" office:value="0.00110693" calcext:value-type="float">
            <text:p>1.10693E-03</text:p>
          </table:table-cell>
          <table:table-cell table:style-name="ce3" office:value-type="float" office:value="0.000121438" calcext:value-type="float">
            <text:p>1.21438E-04</text:p>
          </table:table-cell>
        </table:table-row>
        <table:table-row table:style-name="ro1">
          <table:table-cell table:formula="of:=2^18" office:value-type="float" office:value="262144" calcext:value-type="float">
            <text:p>262144</text:p>
          </table:table-cell>
          <table:table-cell office:value-type="float" office:value="0.00211935" calcext:value-type="float">
            <text:p>0.00211935</text:p>
          </table:table-cell>
          <table:table-cell office:value-type="float" office:value="0.0004226777" calcext:value-type="float">
            <text:p>0.0004226777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3" office:value-type="float" office:value="0.002836394" calcext:value-type="float">
            <text:p>2.83639E-03</text:p>
          </table:table-cell>
          <table:table-cell table:style-name="ce3" office:value-type="float" office:value="0.0003759678" calcext:value-type="float">
            <text:p>3.75968E-04</text:p>
          </table:table-cell>
        </table:table-row>
        <table:table-row table:style-name="ro1">
          <table:table-cell table:formula="of:=2^20" office:value-type="float" office:value="1048576" calcext:value-type="float">
            <text:p>1048576</text:p>
          </table:table-cell>
          <table:table-cell office:value-type="float" office:value="0.01495147" calcext:value-type="float">
            <text:p>0.01495147</text:p>
          </table:table-cell>
          <table:table-cell office:value-type="float" office:value="0.0001727731" calcext:value-type="float">
            <text:p>0.0001727731</text:p>
          </table:table-cell>
          <table:table-cell/>
          <table:table-cell office:value-type="float" office:value="65536" calcext:value-type="float">
            <text:p>65536</text:p>
          </table:table-cell>
          <table:table-cell table:style-name="ce3" office:value-type="float" office:value="0.009517312" calcext:value-type="float">
            <text:p>9.51731E-03</text:p>
          </table:table-cell>
          <table:table-cell table:style-name="ce3" office:value-type="float" office:value="0.0004119973" calcext:value-type="float">
            <text:p>4.11997E-04</text:p>
          </table:table-cell>
        </table:table-row>
        <table:table-row table:style-name="ro1">
          <table:table-cell table:number-columns-repeated="4"/>
          <table:table-cell table:formula="of:=2^18" office:value-type="float" office:value="262144" calcext:value-type="float">
            <text:p>262144</text:p>
          </table:table-cell>
          <table:table-cell table:style-name="ce3" office:value-type="float" office:value="0.03629737" calcext:value-type="float">
            <text:p>3.62974E-02</text:p>
          </table:table-cell>
          <table:table-cell table:style-name="ce3" office:value-type="float" office:value="0.0003950066" calcext:value-type="float">
            <text:p>3.95007E-0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Standard deviation</text:p>
          </table:table-cell>
          <table:table-cell/>
          <table:table-cell table:formula="of:=2^20" office:value-type="float" office:value="1048576" calcext:value-type="float">
            <text:p>1048576</text:p>
          </table:table-cell>
          <table:table-cell table:style-name="ce3" office:value-type="float" office:value="0.1432777" calcext:value-type="float">
            <text:p>1.43278E-01</text:p>
          </table:table-cell>
          <table:table-cell table:style-name="ce3" office:value-type="float" office:value="0.0004878614" calcext:value-type="float">
            <text:p>4.87861E-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1527071" calcext:value-type="float">
            <text:p>1.53E-004</text:p>
          </table:table-cell>
          <table:table-cell table:style-name="ce1" office:value-type="float" office:value="0.00007520255" calcext:value-type="float">
            <text:p>7.52E-00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0.001252794" calcext:value-type="float">
            <text:p>1.25E-003</text:p>
          </table:table-cell>
          <table:table-cell table:style-name="ce1" office:value-type="float" office:value="0.002646459" calcext:value-type="float">
            <text:p>2.65E-003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" office:value-type="float" office:value="0.00307796" calcext:value-type="float">
            <text:p>3.08E-003</text:p>
          </table:table-cell>
          <table:table-cell table:style-name="ce1" office:value-type="float" office:value="0.003866205" calcext:value-type="float">
            <text:p>3.87E-003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" office:value-type="float" office:value="0.006381249" calcext:value-type="float">
            <text:p>6.38E-003</text:p>
          </table:table-cell>
          <table:table-cell table:style-name="ce1" office:value-type="float" office:value="0.004775773" calcext:value-type="float">
            <text:p>4.78E-003</text:p>
          </table:table-cell>
          <table:table-cell table:number-columns-repeated="4"/>
        </table:table-row>
        <table:table-row table:style-name="ro1">
          <table:table-cell table:formula="of:=2^18" office:value-type="float" office:value="262144" calcext:value-type="float">
            <text:p>262144</text:p>
          </table:table-cell>
          <table:table-cell table:style-name="ce1" office:value-type="float" office:value="0.01935909" calcext:value-type="float">
            <text:p>1.94E-002</text:p>
          </table:table-cell>
          <table:table-cell table:style-name="ce1" office:value-type="float" office:value="0.0005562672" calcext:value-type="float">
            <text:p>5.56E-004</text:p>
          </table:table-cell>
          <table:table-cell table:number-columns-repeated="4"/>
        </table:table-row>
        <table:table-row table:style-name="ro1">
          <table:table-cell table:formula="of:=2^20" office:value-type="float" office:value="1048576" calcext:value-type="float">
            <text:p>1048576</text:p>
          </table:table-cell>
          <table:table-cell table:style-name="ce1" office:value-type="float" office:value="0.08724694" calcext:value-type="float">
            <text:p>8.72E-002</text:p>
          </table:table-cell>
          <table:table-cell table:style-name="ce1" office:value-type="float" office:value="0.0003671402" calcext:value-type="float">
            <text:p>3.67E-00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Standard deviation</text:p>
          </table:table-cell>
          <table:table-cell table:number-columns-repeated="2"/>
          <table:table-cell table:style-name="ce3" office:value-type="float" office:value="0.000509273093090059" calcext:value-type="float">
            <text:p>5.09273E-0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0.0009731054" calcext:value-type="float">
            <text:p>9.73E-004</text:p>
          </table:table-cell>
          <table:table-cell table:style-name="ce1" office:value-type="float" office:value="0.002694652" calcext:value-type="float">
            <text:p>2.69E-003</text:p>
          </table:table-cell>
          <table:table-cell table:number-columns-repeated="2"/>
          <table:table-cell table:style-name="ce3" office:value-type="float" office:value="0.000000136182304860248" calcext:value-type="float">
            <text:p>1.36182E-07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0.002019835" calcext:value-type="float">
            <text:p>2.02E-003</text:p>
          </table:table-cell>
          <table:table-cell table:style-name="ce1" office:value-type="float" office:value="0.003684679" calcext:value-type="float">
            <text:p>3.68E-003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1" office:value-type="float" office:value="0.003393412" calcext:value-type="float">
            <text:p>3.39E-003</text:p>
          </table:table-cell>
          <table:table-cell table:style-name="ce1" office:value-type="float" office:value="0.00842254" calcext:value-type="float">
            <text:p>8.42E-003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" office:value-type="float" office:value="0.002484155" calcext:value-type="float">
            <text:p>2.48E-003</text:p>
          </table:table-cell>
          <table:table-cell table:style-name="ce1" office:value-type="float" office:value="0.0002373878" calcext:value-type="float">
            <text:p>2.37E-004</text:p>
          </table:table-cell>
          <table:table-cell table:number-columns-repeated="4"/>
        </table:table-row>
        <table:table-row table:style-name="ro1">
          <table:table-cell table:formula="of:=2^18" office:value-type="float" office:value="262144" calcext:value-type="float">
            <text:p>262144</text:p>
          </table:table-cell>
          <table:table-cell table:style-name="ce1" office:value-type="float" office:value="0.01096334" calcext:value-type="float">
            <text:p>1.10E-002</text:p>
          </table:table-cell>
          <table:table-cell table:style-name="ce1" office:value-type="float" office:value="0.001898565" calcext:value-type="float">
            <text:p>1.90E-003</text:p>
          </table:table-cell>
          <table:table-cell table:number-columns-repeated="4"/>
        </table:table-row>
        <table:table-row table:style-name="ro1">
          <table:table-cell table:formula="of:=2^20" office:value-type="float" office:value="1048576" calcext:value-type="float">
            <text:p>1048576</text:p>
          </table:table-cell>
          <table:table-cell table:style-name="ce1" office:value-type="float" office:value="0.05859525" calcext:value-type="float">
            <text:p>5.86E-002</text:p>
          </table:table-cell>
          <table:table-cell table:style-name="ce1" office:value-type="float" office:value="0.0001618987" calcext:value-type="float">
            <text:p>1.62E-004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Standard deviation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Standard deviation</text:p>
          </table:table-cell>
        </table:table-row>
        <table:table-row table:style-name="ro3">
          <table:table-cell office:value-type="float" office:value="1024" calcext:value-type="float">
            <text:p>1024</text:p>
          </table:table-cell>
          <table:table-cell table:style-name="ce2" office:value-type="float" office:value="0.0008388281" calcext:value-type="float">
            <text:p>8.388281E-04</text:p>
          </table:table-cell>
          <table:table-cell table:style-name="ce2" office:value-type="float" office:value="0.0001946325" calcext:value-type="float">
            <text:p>1.946325E-04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4" office:value-type="float" office:value="0.00161438" calcext:value-type="float">
            <text:p>1.614380E-03</text:p>
          </table:table-cell>
          <table:table-cell table:style-name="ce4" office:value-type="float" office:value="0.0003766816" calcext:value-type="float">
            <text:p>3.766816E-04</text:p>
          </table:table-cell>
        </table:table-row>
        <table:table-row table:style-name="ro3">
          <table:table-cell office:value-type="float" office:value="4096" calcext:value-type="float">
            <text:p>4096</text:p>
          </table:table-cell>
          <table:table-cell table:style-name="ce2" office:value-type="float" office:value="0.002279544" calcext:value-type="float">
            <text:p>2.279544E-03</text:p>
          </table:table-cell>
          <table:table-cell table:style-name="ce2" office:value-type="float" office:value="0.0002644261" calcext:value-type="float">
            <text:p>2.644261E-04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4" office:value-type="float" office:value="0.004403663" calcext:value-type="float">
            <text:p>4.403663E-03</text:p>
          </table:table-cell>
          <table:table-cell table:style-name="ce4" office:value-type="float" office:value="0.0006963426" calcext:value-type="float">
            <text:p>6.963426E-04</text:p>
          </table:table-cell>
        </table:table-row>
        <table:table-row table:style-name="ro3">
          <table:table-cell office:value-type="float" office:value="16384" calcext:value-type="float">
            <text:p>16384</text:p>
          </table:table-cell>
          <table:table-cell table:style-name="ce2" office:value-type="float" office:value="0.006439471" calcext:value-type="float">
            <text:p>6.439471E-03</text:p>
          </table:table-cell>
          <table:table-cell table:style-name="ce2" office:value-type="float" office:value="0.0008186314" calcext:value-type="float">
            <text:p>8.186314E-04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4" office:value-type="float" office:value="0.01153657" calcext:value-type="float">
            <text:p>1.153657E-02</text:p>
          </table:table-cell>
          <table:table-cell table:style-name="ce4" office:value-type="float" office:value="0.001839524" calcext:value-type="float">
            <text:p>1.839524E-03</text:p>
          </table:table-cell>
        </table:table-row>
        <table:table-row table:style-name="ro3">
          <table:table-cell office:value-type="float" office:value="65536" calcext:value-type="float">
            <text:p>65536</text:p>
          </table:table-cell>
          <table:table-cell table:style-name="ce2" office:value-type="float" office:value="0.0200155" calcext:value-type="float">
            <text:p>2.001550E-02</text:p>
          </table:table-cell>
          <table:table-cell table:style-name="ce2" office:value-type="float" office:value="0.000996767" calcext:value-type="float">
            <text:p>9.967670E-04</text:p>
          </table:table-cell>
          <table:table-cell/>
          <table:table-cell office:value-type="float" office:value="65536" calcext:value-type="float">
            <text:p>65536</text:p>
          </table:table-cell>
          <table:table-cell table:style-name="ce4" office:value-type="float" office:value="0.03828001" calcext:value-type="float">
            <text:p>3.828001E-02</text:p>
          </table:table-cell>
          <table:table-cell table:style-name="ce4" office:value-type="float" office:value="0.002194081" calcext:value-type="float">
            <text:p>2.194081E-03</text:p>
          </table:table-cell>
        </table:table-row>
        <table:table-row table:style-name="ro3">
          <table:table-cell table:formula="of:=2^18" office:value-type="float" office:value="262144" calcext:value-type="float">
            <text:p>262144</text:p>
          </table:table-cell>
          <table:table-cell table:style-name="ce2" office:value-type="float" office:value="0.07276092" calcext:value-type="float">
            <text:p>7.276092E-02</text:p>
          </table:table-cell>
          <table:table-cell table:style-name="ce2" office:value-type="float" office:value="0.001284534" calcext:value-type="float">
            <text:p>1.284534E-03</text:p>
          </table:table-cell>
          <table:table-cell/>
          <table:table-cell table:formula="of:=2^18" office:value-type="float" office:value="262144" calcext:value-type="float">
            <text:p>262144</text:p>
          </table:table-cell>
          <table:table-cell table:style-name="ce4" office:value-type="float" office:value="0.1452596" calcext:value-type="float">
            <text:p>1.452596E-01</text:p>
          </table:table-cell>
          <table:table-cell table:style-name="ce4" office:value-type="float" office:value="0.002018418" calcext:value-type="float">
            <text:p>2.018418E-03</text:p>
          </table:table-cell>
        </table:table-row>
        <table:table-row table:style-name="ro3">
          <table:table-cell table:formula="of:=2^20" office:value-type="float" office:value="1048576" calcext:value-type="float">
            <text:p>1048576</text:p>
          </table:table-cell>
          <table:table-cell table:style-name="ce2" office:value-type="float" office:value="0.2866852" calcext:value-type="float">
            <text:p>2.866852E-01</text:p>
          </table:table-cell>
          <table:table-cell table:style-name="ce2" office:value-type="float" office:value="0.001258708" calcext:value-type="float">
            <text:p>1.258708E-03</text:p>
          </table:table-cell>
          <table:table-cell/>
          <table:table-cell table:formula="of:=2^20" office:value-type="float" office:value="1048576" calcext:value-type="float">
            <text:p>1048576</text:p>
          </table:table-cell>
          <table:table-cell table:style-name="ce4" office:value-type="float" office:value="0.5731775" calcext:value-type="float">
            <text:p>5.731775E-01</text:p>
          </table:table-cell>
          <table:table-cell table:style-name="ce4" office:value-type="float" office:value="0.00227029" calcext:value-type="float">
            <text:p>2.270290E-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Estimated time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Estimated time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table:formula="of:=8*(0.0002644364+[.A34]*0.00000006809005)" office:value-type="float" office:value="0.0026732848896" calcext:value-type="float">
            <text:p>2.673285E-0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2" table:formula="of:=4*(0.0002644364+[.E34]*0.00000006809005)" office:value-type="float" office:value="0.0013366424448" calcext:value-type="float">
            <text:p>1.336642E-03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2" table:formula="of:=8*(0.0002644364+[.A35]*0.00000006809005)" office:value-type="float" office:value="0.0043466659584" calcext:value-type="float">
            <text:p>4.346666E-03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table:style-name="ce2" table:formula="of:=4*(0.0002644364+[.E35]*0.00000006809005)" office:value-type="float" office:value="0.0021733329792" calcext:value-type="float">
            <text:p>2.173333E-03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2" table:formula="of:=8*(0.0002644364+[.A36]*0.00000006809005)" office:value-type="float" office:value="0.0110401902336" calcext:value-type="float">
            <text:p>1.104019E-0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style-name="ce2" table:formula="of:=4*(0.0002644364+[.E36]*0.00000006809005)" office:value-type="float" office:value="0.0055200951168" calcext:value-type="float">
            <text:p>5.520095E-03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2" table:formula="of:=8*(0.0002644364+[.A37]*0.00000006809005)" office:value-type="float" office:value="0.0378142873344" calcext:value-type="float">
            <text:p>3.781429E-02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table:style-name="ce2" table:formula="of:=4*(0.0002644364+[.E37]*0.00000006809005)" office:value-type="float" office:value="0.0189071436672" calcext:value-type="float">
            <text:p>1.890714E-02</text:p>
          </table:table-cell>
          <table:table-cell/>
        </table:table-row>
        <table:table-row table:style-name="ro1">
          <table:table-cell table:formula="of:=2^18" office:value-type="float" office:value="262144" calcext:value-type="float">
            <text:p>262144</text:p>
          </table:table-cell>
          <table:table-cell table:style-name="ce2" table:formula="of:=8*(0.0002644364+[.A38]*0.00000006809005)" office:value-type="float" office:value="0.1449106757376" calcext:value-type="float">
            <text:p>1.449107E-01</text:p>
          </table:table-cell>
          <table:table-cell table:number-columns-repeated="2"/>
          <table:table-cell table:formula="of:=2^18" office:value-type="float" office:value="262144" calcext:value-type="float">
            <text:p>262144</text:p>
          </table:table-cell>
          <table:table-cell table:style-name="ce2" table:formula="of:=4*(0.0002644364+[.E38]*0.00000006809005)" office:value-type="float" office:value="0.0724553378688" calcext:value-type="float">
            <text:p>7.245534E-02</text:p>
          </table:table-cell>
          <table:table-cell/>
        </table:table-row>
        <table:table-row table:style-name="ro1">
          <table:table-cell table:formula="of:=2^20" office:value-type="float" office:value="1048576" calcext:value-type="float">
            <text:p>1048576</text:p>
          </table:table-cell>
          <table:table-cell table:style-name="ce2" table:formula="of:=8*(0.0002644364+[.A39]*0.00000006809005)" office:value-type="float" office:value="0.5732962293504" calcext:value-type="float">
            <text:p>5.732962E-01</text:p>
          </table:table-cell>
          <table:table-cell table:number-columns-repeated="2"/>
          <table:table-cell table:formula="of:=2^20" office:value-type="float" office:value="1048576" calcext:value-type="float">
            <text:p>1048576</text:p>
          </table:table-cell>
          <table:table-cell table:style-name="ce2" table:formula="of:=4*(0.0002644364+[.E39]*0.00000006809005)" office:value-type="float" office:value="0.2866481146752" calcext:value-type="float">
            <text:p>2.866481E-0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can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Standard deviation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float" office:value="0.001554966" calcext:value-type="float">
            <text:p>1.554966E-03</text:p>
          </table:table-cell>
          <table:table-cell table:style-name="ce2" office:value-type="float" office:value="0.0003064169" calcext:value-type="float">
            <text:p>3.064169E-04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2" office:value-type="float" office:value="0.003941464" calcext:value-type="float">
            <text:p>3.941464E-03</text:p>
          </table:table-cell>
          <table:table-cell table:style-name="ce2" office:value-type="float" office:value="0.0006286839" calcext:value-type="float">
            <text:p>6.286839E-04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2" office:value-type="float" office:value="0.01049695" calcext:value-type="float">
            <text:p>1.049695E-02</text:p>
          </table:table-cell>
          <table:table-cell table:style-name="ce2" office:value-type="float" office:value="0.001401624" calcext:value-type="float">
            <text:p>1.401624E-03</text:p>
          </table:table-cell>
          <table:table-cell table:number-columns-repeated="4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2" office:value-type="float" office:value="0.03485785" calcext:value-type="float">
            <text:p>3.485785E-02</text:p>
          </table:table-cell>
          <table:table-cell table:style-name="ce2" office:value-type="float" office:value="0.002196855" calcext:value-type="float">
            <text:p>2.196855E-03</text:p>
          </table:table-cell>
          <table:table-cell table:number-columns-repeated="4"/>
        </table:table-row>
        <table:table-row table:style-name="ro1">
          <table:table-cell table:formula="of:=2^18" office:value-type="float" office:value="262144" calcext:value-type="float">
            <text:p>262144</text:p>
          </table:table-cell>
          <table:table-cell table:style-name="ce2" office:value-type="float" office:value="0.1359215" calcext:value-type="float">
            <text:p>1.359215E-01</text:p>
          </table:table-cell>
          <table:table-cell table:style-name="ce2" office:value-type="float" office:value="0.002356497" calcext:value-type="float">
            <text:p>2.356497E-03</text:p>
          </table:table-cell>
          <table:table-cell table:number-columns-repeated="4"/>
        </table:table-row>
        <table:table-row table:style-name="ro1">
          <table:table-cell table:formula="of:=2^20" office:value-type="float" office:value="1048576" calcext:value-type="float">
            <text:p>1048576</text:p>
          </table:table-cell>
          <table:table-cell table:style-name="ce2" office:value-type="float" office:value="0.5522718" calcext:value-type="float">
            <text:p>5.522718E-01</text:p>
          </table:table-cell>
          <table:table-cell table:style-name="ce2" office:value-type="float" office:value="0.005412212" calcext:value-type="float">
            <text:p>5.412212E-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2"/>
    </number:number-style>
    <number:number-style style:name="N122">
      <number:scientific-number number:decimal-places="6" number:min-integer-digits="1" number:min-exponent-digits="2"/>
    </number:number-style>
    <number:number-style style:name="N123">
      <number:scientific-number number:decimal-places="6" number:min-integer-digits="1" number:min-exponent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00:00:02.252130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c </meta:initial-creator>
    <meta:creation-date>2014-03-06T16:02:19.177264140</meta:creation-date>
    <dc:date>2014-03-12T23:41:14.288312878</dc:date>
    <dc:creator>yjc </dc:creator>
    <meta:editing-duration>PT13H5M4S</meta:editing-duration>
    <meta:editing-cycles>9</meta:editing-cycles>
    <meta:generator>LibreOffice/4.1.3.2$Linux_X86_64 LibreOffice_project/410m0$Build-2</meta:generator>
    <meta:document-statistic meta:table-count="1" meta:cell-count="178" meta:object-count="0"/>
  </office:meta>
</office:document-meta>
</file>